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46.73pt" svg:y="268.24pt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Default" office:value-type="string" calcext:value-type="string">
            <text:p>Raw: 18529 <text:s text:c="3"/>sampled: 1866.019 <text:s text:c="2"/>given: 3800 <text:s text:c="2"/>gain: 2.0364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8530 <text:s text:c="3"/>sampled: 1866.119 <text:s text:c="2"/>given: 3800 <text:s text:c="2"/>gain: 2.0363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57 <text:s text:c="3"/>sampled: 1768.13 <text:s text:c="2"/>given: 3600 <text:s text:c="2"/>gain: 2.03604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57 <text:s text:c="3"/>sampled: 1768.13 <text:s text:c="2"/>given: 3600 <text:s text:c="2"/>gain: 2.03604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81 <text:s text:c="3"/>sampled: 1669.839 <text:s text:c="2"/>given: 3400 <text:s text:c="2"/>gain: 2.03612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81 <text:s text:c="3"/>sampled: 1669.839 <text:s text:c="2"/>given: 3400 <text:s text:c="2"/>gain: 2.03612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606 <text:s text:c="3"/>sampled: 1571.649 <text:s text:c="2"/>given: 3200 <text:s text:c="2"/>gain: 2.03607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606 <text:s text:c="3"/>sampled: 1571.649 <text:s text:c="2"/>given: 3200 <text:s text:c="2"/>gain: 2.03607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32 <text:s text:c="3"/>sampled: 1473.56 <text:s text:c="2"/>given: 3000 <text:s text:c="2"/>gain: 2.03588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32 <text:s text:c="3"/>sampled: 1473.56 <text:s text:c="2"/>given: 3000 <text:s text:c="2"/>gain: 2.03588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58 <text:s text:c="3"/>sampled: 1375.47 <text:s text:c="2"/>given: 2800 <text:s text:c="2"/>gain: 2.03566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58 <text:s text:c="3"/>sampled: 1375.47 <text:s text:c="2"/>given: 2800 <text:s text:c="2"/>gain: 2.03566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82 <text:s text:c="3"/>sampled: 1277.179 <text:s text:c="2"/>given: 2600 <text:s text:c="2"/>gain: 2.03573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81 <text:s text:c="3"/>sampled: 1277.078 <text:s text:c="2"/>given: 2600 <text:s text:c="2"/>gain: 2.03589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707 <text:s text:c="3"/>sampled: 1178.989 <text:s text:c="2"/>given: 2400 <text:s text:c="2"/>gain: 2.03564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707 <text:s text:c="3"/>sampled: 1178.989 <text:s text:c="2"/>given: 2400 <text:s text:c="2"/>gain: 2.03564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32 <text:s text:c="3"/>sampled: 1080.798 <text:s text:c="2"/>given: 2200 <text:s text:c="2"/>gain: 2.03553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33 <text:s text:c="3"/>sampled: 1080.899 <text:s text:c="2"/>given: 2200 <text:s text:c="2"/>gain: 2.035343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6421" calcext:value-type="float">
            <text:p>2.03642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6311" calcext:value-type="float">
            <text:p>2.03631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6049" calcext:value-type="float">
            <text:p>2.036049</text:p>
          </table:table-cell>
          <table:table-cell table:number-columns-repeated="6"/>
        </table:table-row>
        <table:table-row table:style-name="ro1">
          <table:table-cell table:style-name="Default" office:value-type="float" office:value="2.036049" calcext:value-type="float">
            <text:p>2.036049</text:p>
          </table:table-cell>
          <table:table-cell table:number-columns-repeated="6"/>
        </table:table-row>
        <table:table-row table:style-name="ro1">
          <table:table-cell table:style-name="Default" office:value-type="float" office:value="2.036124" calcext:value-type="float">
            <text:p>2.03612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6124" calcext:value-type="float">
            <text:p>2.03612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6078" calcext:value-type="float">
            <text:p>2.036078</text:p>
          </table:table-cell>
          <table:table-cell table:number-columns-repeated="6"/>
        </table:table-row>
        <table:table-row table:style-name="ro1">
          <table:table-cell table:style-name="Default" office:value-type="float" office:value="2.036078" calcext:value-type="float">
            <text:p>2.036078</text:p>
          </table:table-cell>
          <table:table-cell table:number-columns-repeated="6"/>
        </table:table-row>
        <table:table-row table:style-name="ro1">
          <table:table-cell table:style-name="Default" office:value-type="float" office:value="2.035887" calcext:value-type="float">
            <text:p>2.03588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5887" calcext:value-type="float">
            <text:p>2.03588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5668" calcext:value-type="float">
            <text:p>2.035668</text:p>
          </table:table-cell>
          <table:table-cell table:number-columns-repeated="6"/>
        </table:table-row>
        <table:table-row table:style-name="ro1">
          <table:table-cell table:style-name="Default" office:value-type="float" office:value="2.035668" calcext:value-type="float">
            <text:p>2.035668</text:p>
          </table:table-cell>
          <table:table-cell table:number-columns-repeated="6"/>
        </table:table-row>
        <table:table-row table:style-name="ro1">
          <table:table-cell table:style-name="Default" office:value-type="float" office:value="2.035737" calcext:value-type="float">
            <text:p>2.03573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5897" calcext:value-type="float">
            <text:p>2.03589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5643" calcext:value-type="float">
            <text:p>2.03564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5643" calcext:value-type="float">
            <text:p>2.03564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5532" calcext:value-type="float">
            <text:p>2.03553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5343" calcext:value-type="float">
            <text:p>2.035343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58" calcext:value-type="float">
            <text:p>2.0358</text:p>
          </table:table-cell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 table:number-rows-repeated="19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formula="of:=AVERAGE([.A69:.A133])" office:value-type="float" office:value="2331.47713846154" calcext:value-type="float">
            <text:p>2331.47713846154</text:p>
          </table:table-cell>
          <table:table-cell table:formula="of:=AVERAGE([.F69:.F72])" office:value-type="float" office:value="49.837" calcext:value-type="float">
            <text:p>49.837</text:p>
          </table:table-cell>
          <table:table-cell table:formula="of:=2*[.C69]" office:value-type="float" office:value="99.674" calcext:value-type="float">
            <text:p>99.674</text:p>
          </table:table-cell>
          <table:table-cell table:formula="of:=[.D69]/[.B69]" office:value-type="float" office:value="0.0427514378570194" calcext:value-type="float">
            <text:p>0.04275143785702</text:p>
          </table:table-cell>
          <table:table-cell office:value-type="float" office:value="49.84" calcext:value-type="float">
            <text:p>49.84</text:p>
          </table:table-cell>
          <table:table-cell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4"/>
          <table:table-cell office:value-type="float" office:value="49.836" calcext:value-type="float">
            <text:p>49.836</text:p>
          </table:table-cell>
          <table:table-cell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4"/>
          <table:table-cell office:value-type="float" office:value="49.836" calcext:value-type="float">
            <text:p>49.836</text:p>
          </table:table-cell>
          <table:table-cell/>
        </table:table-row>
        <table:table-row table:style-name="ro1">
          <table:table-cell office:value-type="float" office:value="2330.283" calcext:value-type="float">
            <text:p>2330.283</text:p>
          </table:table-cell>
          <table:table-cell table:number-columns-repeated="4"/>
          <table:table-cell office:value-type="float" office:value="49.836" calcext:value-type="float">
            <text:p>49.836</text:p>
          </table:table-cell>
          <table:table-cell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6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6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6"/>
        </table:table-row>
        <table:table-row table:style-name="ro1">
          <table:table-cell office:value-type="float" office:value="2330.988" calcext:value-type="float">
            <text:p>2330.988</text:p>
          </table:table-cell>
          <table:table-cell table:number-columns-repeated="6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6"/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6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6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6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6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6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6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6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6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6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6"/>
        </table:table-row>
        <table:table-row table:style-name="ro1">
          <table:table-cell office:value-type="float" office:value="2331.189" calcext:value-type="float">
            <text:p>2331.189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0.383" calcext:value-type="float">
            <text:p>2330.383</text:p>
          </table:table-cell>
          <table:table-cell table:number-columns-repeated="6"/>
        </table:table-row>
        <table:table-row table:style-name="ro1">
          <table:table-cell office:value-type="float" office:value="2330.686" calcext:value-type="float">
            <text:p>2330.686</text:p>
          </table:table-cell>
          <table:table-cell table:number-columns-repeated="6"/>
        </table:table-row>
        <table:table-row table:style-name="ro1">
          <table:table-cell office:value-type="float" office:value="2332.7" calcext:value-type="float">
            <text:p>2332.7</text:p>
          </table:table-cell>
          <table:table-cell table:number-columns-repeated="6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6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6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6"/>
        </table:table-row>
        <table:table-row table:style-name="ro1">
          <table:table-cell office:value-type="float" office:value="2330.484" calcext:value-type="float">
            <text:p>2330.484</text:p>
          </table:table-cell>
          <table:table-cell table:number-columns-repeated="6"/>
        </table:table-row>
        <table:table-row table:style-name="ro1">
          <table:table-cell office:value-type="float" office:value="2330.786" calcext:value-type="float">
            <text:p>2330.786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6"/>
        </table:table-row>
        <table:table-row table:style-name="ro1">
          <table:table-cell office:value-type="float" office:value="2330.686" calcext:value-type="float">
            <text:p>2330.686</text:p>
          </table:table-cell>
          <table:table-cell table:number-columns-repeated="6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6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6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6"/>
        </table:table-row>
        <table:table-row table:style-name="ro1">
          <table:table-cell office:value-type="float" office:value="2332.297" calcext:value-type="float">
            <text:p>2332.297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6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6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6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6"/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6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6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6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6"/>
        </table:table-row>
        <table:table-row table:style-name="ro1">
          <table:table-cell office:value-type="float" office:value="2332.297" calcext:value-type="float">
            <text:p>2332.297</text:p>
          </table:table-cell>
          <table:table-cell table:number-columns-repeated="6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6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6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6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6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199.966" calcext:value-type="float">
            <text:p>2199.966</text:p>
          </table:table-cell>
          <table:table-cell table:formula="of:=AVERAGE([.A137:.A219])" office:value-type="float" office:value="2200.48454216867" calcext:value-type="float">
            <text:p>2200.48454216867</text:p>
          </table:table-cell>
          <table:table-cell table:formula="of:=AVERAGE([.F137:.F142])" office:value-type="float" office:value="4.9285" calcext:value-type="float">
            <text:p>4.9285</text:p>
          </table:table-cell>
          <table:table-cell table:formula="of:=2*[.C137]" office:value-type="float" office:value="9.857" calcext:value-type="float">
            <text:p>9.857</text:p>
          </table:table-cell>
          <table:table-cell table:formula="of:=[.D137]/[.B137]" office:value-type="float" office:value="0.0044794679585822" calcext:value-type="float">
            <text:p>0.004479467958582</text:p>
          </table:table-cell>
          <table:table-cell office:value-type="float" office:value="4.931" calcext:value-type="float">
            <text:p>4.931</text:p>
          </table:table-cell>
          <table:table-cell/>
        </table:table-row>
        <table:table-row table:style-name="ro1">
          <table:table-cell office:value-type="float" office:value="2199.866" calcext:value-type="float">
            <text:p>2199.866</text:p>
          </table:table-cell>
          <table:table-cell table:number-columns-repeated="4"/>
          <table:table-cell office:value-type="float" office:value="4.931" calcext:value-type="float">
            <text:p>4.931</text:p>
          </table:table-cell>
          <table:table-cell/>
        </table:table-row>
        <table:table-row table:style-name="ro1">
          <table:table-cell office:value-type="float" office:value="2200.772" calcext:value-type="float">
            <text:p>2200.772</text:p>
          </table:table-cell>
          <table:table-cell table:number-columns-repeated="4"/>
          <table:table-cell office:value-type="float" office:value="4.927" calcext:value-type="float">
            <text:p>4.927</text:p>
          </table:table-cell>
          <table:table-cell/>
        </table:table-row>
        <table:table-row table:style-name="ro1">
          <table:table-cell office:value-type="float" office:value="2200.269" calcext:value-type="float">
            <text:p>2200.269</text:p>
          </table:table-cell>
          <table:table-cell table:number-columns-repeated="4"/>
          <table:table-cell office:value-type="float" office:value="4.927" calcext:value-type="float">
            <text:p>4.927</text:p>
          </table:table-cell>
          <table:table-cell/>
        </table:table-row>
        <table:table-row table:style-name="ro1">
          <table:table-cell office:value-type="float" office:value="2201.175" calcext:value-type="float">
            <text:p>2201.175</text:p>
          </table:table-cell>
          <table:table-cell table:number-columns-repeated="4"/>
          <table:table-cell office:value-type="float" office:value="4.927" calcext:value-type="float">
            <text:p>4.927</text:p>
          </table:table-cell>
          <table:table-cell/>
        </table:table-row>
        <table:table-row table:style-name="ro1">
          <table:table-cell office:value-type="float" office:value="2200.369" calcext:value-type="float">
            <text:p>2200.369</text:p>
          </table:table-cell>
          <table:table-cell table:number-columns-repeated="4"/>
          <table:table-cell office:value-type="float" office:value="4.928" calcext:value-type="float">
            <text:p>4.928</text:p>
          </table:table-cell>
          <table:table-cell/>
        </table:table-row>
        <table:table-row table:style-name="ro1">
          <table:table-cell office:value-type="float" office:value="2200.168" calcext:value-type="float">
            <text:p>2200.168</text:p>
          </table:table-cell>
          <table:table-cell table:number-columns-repeated="6"/>
        </table:table-row>
        <table:table-row table:style-name="ro1">
          <table:table-cell office:value-type="float" office:value="2200.168" calcext:value-type="float">
            <text:p>2200.168</text:p>
          </table:table-cell>
          <table:table-cell table:number-columns-repeated="6"/>
        </table:table-row>
        <table:table-row table:style-name="ro1">
          <table:table-cell office:value-type="float" office:value="2200.168" calcext:value-type="float">
            <text:p>2200.168</text:p>
          </table:table-cell>
          <table:table-cell table:number-columns-repeated="6"/>
        </table:table-row>
        <table:table-row table:style-name="ro1">
          <table:table-cell office:value-type="float" office:value="2200.571" calcext:value-type="float">
            <text:p>2200.571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office:value-type="float" office:value="2199.765" calcext:value-type="float">
            <text:p>2199.765</text:p>
          </table:table-cell>
          <table:table-cell table:number-columns-repeated="6"/>
        </table:table-row>
        <table:table-row table:style-name="ro1">
          <table:table-cell office:value-type="float" office:value="2201.074" calcext:value-type="float">
            <text:p>2201.074</text:p>
          </table:table-cell>
          <table:table-cell table:number-columns-repeated="6"/>
        </table:table-row>
        <table:table-row table:style-name="ro1">
          <table:table-cell office:value-type="float" office:value="2201.276" calcext:value-type="float">
            <text:p>2201.276</text:p>
          </table:table-cell>
          <table:table-cell table:number-columns-repeated="6"/>
        </table:table-row>
        <table:table-row table:style-name="ro1">
          <table:table-cell office:value-type="float" office:value="2200.47" calcext:value-type="float">
            <text:p>2200.47</text:p>
          </table:table-cell>
          <table:table-cell table:number-columns-repeated="6"/>
        </table:table-row>
        <table:table-row table:style-name="ro1">
          <table:table-cell office:value-type="float" office:value="2200.269" calcext:value-type="float">
            <text:p>2200.269</text:p>
          </table:table-cell>
          <table:table-cell table:number-columns-repeated="6"/>
        </table:table-row>
        <table:table-row table:style-name="ro1">
          <table:table-cell office:value-type="float" office:value="2199.765" calcext:value-type="float">
            <text:p>2199.765</text:p>
          </table:table-cell>
          <table:table-cell table:number-columns-repeated="6"/>
        </table:table-row>
        <table:table-row table:style-name="ro1">
          <table:table-cell office:value-type="float" office:value="2200.168" calcext:value-type="float">
            <text:p>2200.168</text:p>
          </table:table-cell>
          <table:table-cell table:number-columns-repeated="6"/>
        </table:table-row>
        <table:table-row table:style-name="ro1">
          <table:table-cell office:value-type="float" office:value="2200.067" calcext:value-type="float">
            <text:p>2200.067</text:p>
          </table:table-cell>
          <table:table-cell table:number-columns-repeated="6"/>
        </table:table-row>
        <table:table-row table:style-name="ro1">
          <table:table-cell office:value-type="float" office:value="2200.168" calcext:value-type="float">
            <text:p>2200.168</text:p>
          </table:table-cell>
          <table:table-cell table:number-columns-repeated="6"/>
        </table:table-row>
        <table:table-row table:style-name="ro1">
          <table:table-cell office:value-type="float" office:value="2200.671" calcext:value-type="float">
            <text:p>2200.671</text:p>
          </table:table-cell>
          <table:table-cell table:number-columns-repeated="6"/>
        </table:table-row>
        <table:table-row table:style-name="ro1">
          <table:table-cell office:value-type="float" office:value="2201.477" calcext:value-type="float">
            <text:p>2201.477</text:p>
          </table:table-cell>
          <table:table-cell table:number-columns-repeated="6"/>
        </table:table-row>
        <table:table-row table:style-name="ro1">
          <table:table-cell office:value-type="float" office:value="2199.362" calcext:value-type="float">
            <text:p>2199.362</text:p>
          </table:table-cell>
          <table:table-cell table:number-columns-repeated="6"/>
        </table:table-row>
        <table:table-row table:style-name="ro1">
          <table:table-cell office:value-type="float" office:value="2200.067" calcext:value-type="float">
            <text:p>2200.067</text:p>
          </table:table-cell>
          <table:table-cell table:number-columns-repeated="6"/>
        </table:table-row>
        <table:table-row table:style-name="ro1">
          <table:table-cell office:value-type="float" office:value="2199.966" calcext:value-type="float">
            <text:p>2199.966</text:p>
          </table:table-cell>
          <table:table-cell table:number-columns-repeated="6"/>
        </table:table-row>
        <table:table-row table:style-name="ro1">
          <table:table-cell office:value-type="float" office:value="2200.269" calcext:value-type="float">
            <text:p>2200.269</text:p>
          </table:table-cell>
          <table:table-cell table:number-columns-repeated="6"/>
        </table:table-row>
        <table:table-row table:style-name="ro1">
          <table:table-cell office:value-type="float" office:value="2200.772" calcext:value-type="float">
            <text:p>2200.772</text:p>
          </table:table-cell>
          <table:table-cell table:number-columns-repeated="6"/>
        </table:table-row>
        <table:table-row table:style-name="ro1">
          <table:table-cell office:value-type="float" office:value="2201.376" calcext:value-type="float">
            <text:p>2201.376</text:p>
          </table:table-cell>
          <table:table-cell table:number-columns-repeated="6"/>
        </table:table-row>
        <table:table-row table:style-name="ro1">
          <table:table-cell office:value-type="float" office:value="2199.664" calcext:value-type="float">
            <text:p>2199.664</text:p>
          </table:table-cell>
          <table:table-cell table:number-columns-repeated="6"/>
        </table:table-row>
        <table:table-row table:style-name="ro1">
          <table:table-cell office:value-type="float" office:value="2200.369" calcext:value-type="float">
            <text:p>2200.369</text:p>
          </table:table-cell>
          <table:table-cell table:number-columns-repeated="6"/>
        </table:table-row>
        <table:table-row table:style-name="ro1">
          <table:table-cell office:value-type="float" office:value="2200.873" calcext:value-type="float">
            <text:p>2200.873</text:p>
          </table:table-cell>
          <table:table-cell table:number-columns-repeated="6"/>
        </table:table-row>
        <table:table-row table:style-name="ro1">
          <table:table-cell office:value-type="float" office:value="2200.873" calcext:value-type="float">
            <text:p>2200.873</text:p>
          </table:table-cell>
          <table:table-cell table:number-columns-repeated="6"/>
        </table:table-row>
        <table:table-row table:style-name="ro1">
          <table:table-cell office:value-type="float" office:value="2201.276" calcext:value-type="float">
            <text:p>2201.276</text:p>
          </table:table-cell>
          <table:table-cell table:number-columns-repeated="6"/>
        </table:table-row>
        <table:table-row table:style-name="ro1">
          <table:table-cell office:value-type="float" office:value="2200.269" calcext:value-type="float">
            <text:p>2200.269</text:p>
          </table:table-cell>
          <table:table-cell table:number-columns-repeated="6"/>
        </table:table-row>
        <table:table-row table:style-name="ro1">
          <table:table-cell office:value-type="float" office:value="2199.866" calcext:value-type="float">
            <text:p>2199.866</text:p>
          </table:table-cell>
          <table:table-cell table:number-columns-repeated="6"/>
        </table:table-row>
        <table:table-row table:style-name="ro1">
          <table:table-cell office:value-type="float" office:value="2200.47" calcext:value-type="float">
            <text:p>2200.47</text:p>
          </table:table-cell>
          <table:table-cell table:number-columns-repeated="6"/>
        </table:table-row>
        <table:table-row table:style-name="ro1">
          <table:table-cell office:value-type="float" office:value="2200.067" calcext:value-type="float">
            <text:p>2200.067</text:p>
          </table:table-cell>
          <table:table-cell table:number-columns-repeated="6"/>
        </table:table-row>
        <table:table-row table:style-name="ro1">
          <table:table-cell office:value-type="float" office:value="2200.369" calcext:value-type="float">
            <text:p>2200.369</text:p>
          </table:table-cell>
          <table:table-cell table:number-columns-repeated="6"/>
        </table:table-row>
        <table:table-row table:style-name="ro1">
          <table:table-cell office:value-type="float" office:value="2200.571" calcext:value-type="float">
            <text:p>2200.571</text:p>
          </table:table-cell>
          <table:table-cell table:number-columns-repeated="6"/>
        </table:table-row>
        <table:table-row table:style-name="ro1">
          <table:table-cell office:value-type="float" office:value="2200.168" calcext:value-type="float">
            <text:p>2200.168</text:p>
          </table:table-cell>
          <table:table-cell table:number-columns-repeated="6"/>
        </table:table-row>
        <table:table-row table:style-name="ro1">
          <table:table-cell office:value-type="float" office:value="2200.47" calcext:value-type="float">
            <text:p>2200.47</text:p>
          </table:table-cell>
          <table:table-cell table:number-columns-repeated="6"/>
        </table:table-row>
        <table:table-row table:style-name="ro1">
          <table:table-cell office:value-type="float" office:value="2201.175" calcext:value-type="float">
            <text:p>2201.175</text:p>
          </table:table-cell>
          <table:table-cell table:number-columns-repeated="6"/>
        </table:table-row>
        <table:table-row table:style-name="ro1">
          <table:table-cell office:value-type="float" office:value="2200.067" calcext:value-type="float">
            <text:p>2200.067</text:p>
          </table:table-cell>
          <table:table-cell table:number-columns-repeated="6"/>
        </table:table-row>
        <table:table-row table:style-name="ro1">
          <table:table-cell office:value-type="float" office:value="2200.671" calcext:value-type="float">
            <text:p>2200.671</text:p>
          </table:table-cell>
          <table:table-cell table:number-columns-repeated="6"/>
        </table:table-row>
        <table:table-row table:style-name="ro1">
          <table:table-cell office:value-type="float" office:value="2200.067" calcext:value-type="float">
            <text:p>2200.067</text:p>
          </table:table-cell>
          <table:table-cell table:number-columns-repeated="6"/>
        </table:table-row>
        <table:table-row table:style-name="ro1">
          <table:table-cell office:value-type="float" office:value="2200.369" calcext:value-type="float">
            <text:p>2200.369</text:p>
          </table:table-cell>
          <table:table-cell table:number-columns-repeated="6"/>
        </table:table-row>
        <table:table-row table:style-name="ro1">
          <table:table-cell office:value-type="float" office:value="2201.98" calcext:value-type="float">
            <text:p>2201.98</text:p>
          </table:table-cell>
          <table:table-cell table:number-columns-repeated="6"/>
        </table:table-row>
        <table:table-row table:style-name="ro1">
          <table:table-cell office:value-type="float" office:value="2200.067" calcext:value-type="float">
            <text:p>2200.067</text:p>
          </table:table-cell>
          <table:table-cell table:number-columns-repeated="6"/>
        </table:table-row>
        <table:table-row table:style-name="ro1">
          <table:table-cell office:value-type="float" office:value="2200.873" calcext:value-type="float">
            <text:p>2200.873</text:p>
          </table:table-cell>
          <table:table-cell table:number-columns-repeated="6"/>
        </table:table-row>
        <table:table-row table:style-name="ro1">
          <table:table-cell office:value-type="float" office:value="2200.269" calcext:value-type="float">
            <text:p>2200.269</text:p>
          </table:table-cell>
          <table:table-cell table:number-columns-repeated="6"/>
        </table:table-row>
        <table:table-row table:style-name="ro1">
          <table:table-cell office:value-type="float" office:value="2200.671" calcext:value-type="float">
            <text:p>2200.671</text:p>
          </table:table-cell>
          <table:table-cell table:number-columns-repeated="6"/>
        </table:table-row>
        <table:table-row table:style-name="ro1">
          <table:table-cell office:value-type="float" office:value="2200.168" calcext:value-type="float">
            <text:p>2200.168</text:p>
          </table:table-cell>
          <table:table-cell table:number-columns-repeated="6"/>
        </table:table-row>
        <table:table-row table:style-name="ro1">
          <table:table-cell office:value-type="float" office:value="2200.067" calcext:value-type="float">
            <text:p>2200.067</text:p>
          </table:table-cell>
          <table:table-cell table:number-columns-repeated="6"/>
        </table:table-row>
        <table:table-row table:style-name="ro1">
          <table:table-cell office:value-type="float" office:value="2200.47" calcext:value-type="float">
            <text:p>2200.47</text:p>
          </table:table-cell>
          <table:table-cell table:number-columns-repeated="6"/>
        </table:table-row>
        <table:table-row table:style-name="ro1">
          <table:table-cell office:value-type="float" office:value="2200.168" calcext:value-type="float">
            <text:p>2200.168</text:p>
          </table:table-cell>
          <table:table-cell table:number-columns-repeated="6"/>
        </table:table-row>
        <table:table-row table:style-name="ro1">
          <table:table-cell office:value-type="float" office:value="2200.772" calcext:value-type="float">
            <text:p>2200.772</text:p>
          </table:table-cell>
          <table:table-cell table:number-columns-repeated="6"/>
        </table:table-row>
        <table:table-row table:style-name="ro1">
          <table:table-cell office:value-type="float" office:value="2200.067" calcext:value-type="float">
            <text:p>2200.067</text:p>
          </table:table-cell>
          <table:table-cell table:number-columns-repeated="6"/>
        </table:table-row>
        <table:table-row table:style-name="ro1">
          <table:table-cell office:value-type="float" office:value="2200.269" calcext:value-type="float">
            <text:p>2200.269</text:p>
          </table:table-cell>
          <table:table-cell table:number-columns-repeated="6"/>
        </table:table-row>
        <table:table-row table:style-name="ro1">
          <table:table-cell office:value-type="float" office:value="2200.974" calcext:value-type="float">
            <text:p>2200.974</text:p>
          </table:table-cell>
          <table:table-cell table:number-columns-repeated="6"/>
        </table:table-row>
        <table:table-row table:style-name="ro1">
          <table:table-cell office:value-type="float" office:value="2200.47" calcext:value-type="float">
            <text:p>2200.47</text:p>
          </table:table-cell>
          <table:table-cell table:number-columns-repeated="6"/>
        </table:table-row>
        <table:table-row table:style-name="ro1">
          <table:table-cell office:value-type="float" office:value="2200.47" calcext:value-type="float">
            <text:p>2200.47</text:p>
          </table:table-cell>
          <table:table-cell table:number-columns-repeated="6"/>
        </table:table-row>
        <table:table-row table:style-name="ro1">
          <table:table-cell office:value-type="float" office:value="2200.873" calcext:value-type="float">
            <text:p>2200.873</text:p>
          </table:table-cell>
          <table:table-cell table:number-columns-repeated="6"/>
        </table:table-row>
        <table:table-row table:style-name="ro1">
          <table:table-cell office:value-type="float" office:value="2200.974" calcext:value-type="float">
            <text:p>2200.974</text:p>
          </table:table-cell>
          <table:table-cell table:number-columns-repeated="6"/>
        </table:table-row>
        <table:table-row table:style-name="ro1">
          <table:table-cell office:value-type="float" office:value="2200.47" calcext:value-type="float">
            <text:p>2200.47</text:p>
          </table:table-cell>
          <table:table-cell table:number-columns-repeated="6"/>
        </table:table-row>
        <table:table-row table:style-name="ro1">
          <table:table-cell office:value-type="float" office:value="2200.47" calcext:value-type="float">
            <text:p>2200.47</text:p>
          </table:table-cell>
          <table:table-cell table:number-columns-repeated="6"/>
        </table:table-row>
        <table:table-row table:style-name="ro1">
          <table:table-cell office:value-type="float" office:value="2199.966" calcext:value-type="float">
            <text:p>2199.966</text:p>
          </table:table-cell>
          <table:table-cell table:number-columns-repeated="6"/>
        </table:table-row>
        <table:table-row table:style-name="ro1">
          <table:table-cell office:value-type="float" office:value="2200.369" calcext:value-type="float">
            <text:p>2200.369</text:p>
          </table:table-cell>
          <table:table-cell table:number-columns-repeated="6"/>
        </table:table-row>
        <table:table-row table:style-name="ro1">
          <table:table-cell office:value-type="float" office:value="2200.571" calcext:value-type="float">
            <text:p>2200.571</text:p>
          </table:table-cell>
          <table:table-cell table:number-columns-repeated="6"/>
        </table:table-row>
        <table:table-row table:style-name="ro1">
          <table:table-cell office:value-type="float" office:value="2200.369" calcext:value-type="float">
            <text:p>2200.369</text:p>
          </table:table-cell>
          <table:table-cell table:number-columns-repeated="6"/>
        </table:table-row>
        <table:table-row table:style-name="ro1">
          <table:table-cell office:value-type="float" office:value="2201.376" calcext:value-type="float">
            <text:p>2201.376</text:p>
          </table:table-cell>
          <table:table-cell table:number-columns-repeated="6"/>
        </table:table-row>
        <table:table-row table:style-name="ro1">
          <table:table-cell office:value-type="float" office:value="2200.369" calcext:value-type="float">
            <text:p>2200.369</text:p>
          </table:table-cell>
          <table:table-cell table:number-columns-repeated="6"/>
        </table:table-row>
        <table:table-row table:style-name="ro1">
          <table:table-cell office:value-type="float" office:value="2200.671" calcext:value-type="float">
            <text:p>2200.671</text:p>
          </table:table-cell>
          <table:table-cell table:number-columns-repeated="6"/>
        </table:table-row>
        <table:table-row table:style-name="ro1">
          <table:table-cell office:value-type="float" office:value="2201.276" calcext:value-type="float">
            <text:p>2201.276</text:p>
          </table:table-cell>
          <table:table-cell table:number-columns-repeated="6"/>
        </table:table-row>
        <table:table-row table:style-name="ro1">
          <table:table-cell office:value-type="float" office:value="2200.571" calcext:value-type="float">
            <text:p>2200.571</text:p>
          </table:table-cell>
          <table:table-cell table:number-columns-repeated="6"/>
        </table:table-row>
        <table:table-row table:style-name="ro1">
          <table:table-cell office:value-type="float" office:value="2200.369" calcext:value-type="float">
            <text:p>2200.369</text:p>
          </table:table-cell>
          <table:table-cell table:number-columns-repeated="6"/>
        </table:table-row>
        <table:table-row table:style-name="ro1">
          <table:table-cell office:value-type="float" office:value="2200.369" calcext:value-type="float">
            <text:p>2200.369</text:p>
          </table:table-cell>
          <table:table-cell table:number-columns-repeated="6"/>
        </table:table-row>
        <table:table-row table:style-name="ro1">
          <table:table-cell office:value-type="float" office:value="2200.671" calcext:value-type="float">
            <text:p>2200.671</text:p>
          </table:table-cell>
          <table:table-cell table:number-columns-repeated="6"/>
        </table:table-row>
        <table:table-row table:style-name="ro1">
          <table:table-cell office:value-type="float" office:value="2200.772" calcext:value-type="float">
            <text:p>2200.772</text:p>
          </table:table-cell>
          <table:table-cell table:number-columns-repeated="6"/>
        </table:table-row>
        <table:table-row table:style-name="ro1">
          <table:table-cell office:value-type="float" office:value="2200.873" calcext:value-type="float">
            <text:p>2200.873</text:p>
          </table:table-cell>
          <table:table-cell table:number-columns-repeated="6"/>
        </table:table-row>
        <table:table-row table:style-name="ro1">
          <table:table-cell office:value-type="float" office:value="2200.974" calcext:value-type="float">
            <text:p>2200.974</text:p>
          </table:table-cell>
          <table:table-cell table:number-columns-repeated="6"/>
        </table:table-row>
        <table:table-row table:style-name="ro1">
          <table:table-cell office:value-type="float" office:value="2200.974" calcext:value-type="float">
            <text:p>2200.974</text:p>
          </table:table-cell>
          <table:table-cell table:number-columns-repeated="6"/>
        </table:table-row>
        <table:table-row table:style-name="ro1">
          <table:table-cell office:value-type="float" office:value="2200.47" calcext:value-type="float">
            <text:p>2200.47</text:p>
          </table:table-cell>
          <table:table-cell table:number-columns-repeated="6"/>
        </table:table-row>
        <table:table-row table:style-name="ro1">
          <table:table-cell office:value-type="float" office:value="2199.966" calcext:value-type="float">
            <text:p>2199.966</text:p>
          </table:table-cell>
          <table:table-cell table:number-columns-repeated="6"/>
        </table:table-row>
        <table:table-row table:style-name="ro1">
          <table:table-cell office:value-type="float" office:value="2200.571" calcext:value-type="float">
            <text:p>2200.5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0:51:32.0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8-11-27T10:53:18.467000000</dc:date>
    <meta:editing-duration>PT5H39M4S</meta:editing-duration>
    <meta:editing-cycles>99</meta:editing-cycles>
    <meta:document-statistic meta:table-count="1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2:Sheet1.A39" svg:x="0.32cm" svg:y="0.18cm" svg:width="12.471cm" svg:height="8.64cm">
          <chartooo:coordinate-region svg:x="1.629cm" svg:y="0.382cm" svg:width="10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6421">
                <text:p>2.036421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6311">
                <text:p>2.036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6049">
                <text:p>2.036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6049">
                <text:p>2.036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6124">
                <text:p>2.036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6124">
                <text:p>2.036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6078">
                <text:p>2.036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6078">
                <text:p>2.036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5887">
                <text:p>2.035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5887">
                <text:p>2.035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5668">
                <text:p>2.035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5668">
                <text:p>2.035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5737">
                <text:p>2.035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5897">
                <text:p>2.035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5643">
                <text:p>2.0356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5643">
                <text:p>2.035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5532">
                <text:p>2.035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5343">
                <text:p>2.035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